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Element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.getSubst( String attrName , Attributes attrs , ParsingContext parsingContext , boolean isRequir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